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ject Title : Architect</text:p>
      <text:p text:style-name="Standard">Student Name: Zachary Hightower</text:p>
      <text:p text:style-name="Standard">Student Email : zphighto@go.olemiss.edu</text:p>
      <text:p text:style-name="Standard">Sponsor : Jeff Lucas</text:p>
      <text:p text:style-name="Standard">Sponsor Email : jhlucas1@olemiss.eduArchitect is meant to help authors, both professional and amateur, better visualize and develop</text:p>
      <text:p text:style-name="Standard">the worlds that they create. I wanted to work on this because I’ve always enjoyed stories. I can</text:p>
      <text:p text:style-name="Standard">especially remember the fun of flipping open the Phantom Tollbooth and seeing the big map of all the</text:p>
      <text:p text:style-name="Standard">places that were in the world. I want to help create an application that can help authors make maps like</text:p>
      <text:p text:style-name="Standard">that and bring their world to life.</text:p>
      <text:p text:style-name="Standard">The MVP will be a system where users can create different nodes for different locations on a</text:p>
      <text:p text:style-name="Standard">map and connect them however they wish. A collapsible side pane view will show the locations and</text:p>
      <text:p text:style-name="Standard">allow for organization of locations into groups. When a location is selected, the side pane will switch to</text:p>
      <text:p text:style-name="Standard">a view of the characters populating that location. Users will be able to create characters, take notes on</text:p>
      <text:p text:style-name="Standard">the character, and have it associated with that particular location. The application will also provide</text:p>
      <text:p text:style-name="Standard">users the ability to upload art for location and character icons.</text:p>
      <text:p text:style-name="Standard">During the course of the project, I will need to challenge myself to make a more fully realizes</text:p>
      <text:p text:style-name="Standard">project than I have before. This is something that, in theory, should be rolled out as a professional</text:p>
      <text:p text:style-name="Standard">product. That means more rigorous testing and more challenges in usability. I can’t assume that the</text:p>
      <text:p text:style-name="Standard">users have any knowledge of computer science and that they may need subtle guidance to use the</text:p>
      <text:p text:style-name="Standard">application.</text:p>
      <text:p text:style-name="Standard">The target users are table top roleplaying game enthusiasts, authors of fiction and non-fiction,</text:p>
      <text:p text:style-name="Standard">video game enthusiasts, and video game developers.</text:p>
      <text:p text:style-name="Standard">Completing the application means I need to build a system for holding and organizing the world</text:p>
      <text:p text:style-name="Standard">built by the user. I need to provide the ability to make multiple different worlds for each user. Users</text:p>
      <text:p text:style-name="Standard">need to be organized so that no unauthorized user has access to another user’s content. Initial use of the</text:p>
      <text:p text:style-name="Standard">system or initial creation of a world should have tooltips that help a user get started and understand</text:p>
      <text:p text:style-name="Standard">how to use all the tools available to them. Uploading custom icons should auto-refresh so that they</text:p>
      <text:p text:style-name="Standard">display as soon as they are in the application’s system. I would also like to implement a basic light and</text:p>
      <text:p text:style-name="Standard">dark mode.Creation of the basic system should take roughly two weeks. Following that would be testing as</text:p>
      <text:p text:style-name="Standard">a developer on my end and offering it for some user testing. That, and bug fixes, should take another</text:p>
      <text:p text:style-name="Standard">week. The following week would focus on user login experience and the creation of explanatory</text:p>
      <text:p text:style-name="Standard">tooltips. Next week would be implementing custom icons for locations and characters and integrating</text:p>
      <text:p text:style-name="Standard">that to the application. The following week will be creating the light and dark mode, and working on</text:p>
      <text:p text:style-name="Standard">any aspects that I, the users, or the sponsor have noticed lack development. The remaining time will be</text:p>
      <text:p text:style-name="Standard">spent carefully testing and refining the features that have already been implemented and ensuring that</text:p>
      <text:p text:style-name="Standard">the application meets or exceeds expect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11:36.040932228</meta:creation-date>
    <dc:date>2024-09-05T13:12:37.540909737</dc:date>
    <meta:editing-duration>PT1M1S</meta:editing-duration>
    <meta:editing-cycles>1</meta:editing-cycles>
    <meta:document-statistic meta:table-count="0" meta:image-count="0" meta:object-count="0" meta:page-count="1" meta:paragraph-count="36" meta:word-count="514" meta:character-count="3051" meta:non-whitespace-character-count="2573"/>
    <meta:generator>LibreOffice/7.3.7.2$Linux_X86_64 LibreOffice_project/30$Build-2</meta:generator>
  </office:meta>
</office:document-meta>
</file>